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3.96pt"/>
    </style:style>
    <style:style style:name="co4" style:family="table-column">
      <style:table-column-properties fo:break-before="auto" style:column-width="47.06pt"/>
    </style:style>
    <style:style style:name="co5" style:family="table-column">
      <style:table-column-properties fo:break-before="auto" style:column-width="54pt"/>
    </style:style>
    <style:style style:name="co6" style:family="table-column">
      <style:table-column-properties fo:break-before="auto" style:column-width="33.14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37.05pt"/>
    </style:style>
    <style:style style:name="co9" style:family="table-column">
      <style:table-column-properties fo:break-before="auto" style:column-width="30.84pt"/>
    </style:style>
    <style:style style:name="co10" style:family="table-column">
      <style:table-column-properties fo:break-before="auto" style:column-width="67.89pt"/>
    </style:style>
    <style:style style:name="co11" style:family="table-column">
      <style:table-column-properties fo:break-before="auto" style:column-width="43.99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32.4pt"/>
    </style:style>
    <style:style style:name="co14" style:family="table-column">
      <style:table-column-properties fo:break-before="auto" style:column-width="57.09pt"/>
    </style:style>
    <style:style style:name="co15" style:family="table-column">
      <style:table-column-properties fo:break-before="auto" style:column-width="50.14pt"/>
    </style:style>
    <style:style style:name="co16" style:family="table-column">
      <style:table-column-properties fo:break-before="auto" style:column-width="38.55pt"/>
    </style:style>
    <style:style style:name="co17" style:family="table-column">
      <style:table-column-properties fo:break-before="auto" style:column-width="23.16pt"/>
    </style:style>
    <style:style style:name="co18" style:family="table-column">
      <style:table-column-properties fo:break-before="auto" style:column-width="46.54pt"/>
    </style:style>
    <style:style style:name="co19" style:family="table-column">
      <style:table-column-properties fo:break-before="auto" style:column-width="20.81pt"/>
    </style:style>
    <style:style style:name="co20" style:family="table-column">
      <style:table-column-properties fo:break-before="auto" style:column-width="31.1pt"/>
    </style:style>
    <style:style style:name="co21" style:family="table-column">
      <style:table-column-properties fo:break-before="auto" style:column-width="43.46pt"/>
    </style:style>
    <style:style style:name="co22" style:family="table-column">
      <style:table-column-properties fo:break-before="auto" style:column-width="31.86pt"/>
    </style:style>
    <style:style style:name="co23" style:family="table-column">
      <style:table-column-properties fo:break-before="auto" style:column-width="40.34pt"/>
    </style:style>
    <style:style style:name="co24" style:family="table-column">
      <style:table-column-properties fo:break-before="auto" style:column-width="32.66pt"/>
    </style:style>
    <style:style style:name="co25" style:family="table-column">
      <style:table-column-properties fo:break-before="auto" style:column-width="70.44pt"/>
    </style:style>
    <style:style style:name="co26" style:family="table-column">
      <style:table-column-properties fo:break-before="auto" style:column-width="65.06pt"/>
    </style:style>
    <style:style style:name="co27" style:family="table-column">
      <style:table-column-properties fo:break-before="auto" style:column-width="45.75pt"/>
    </style:style>
    <style:style style:name="co28" style:family="table-column">
      <style:table-column-properties fo:break-before="auto" style:column-width="38.04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33.39pt"/>
    </style:style>
    <style:style style:name="co31" style:family="table-column">
      <style:table-column-properties fo:break-before="auto" style:column-width="25.71pt"/>
    </style:style>
    <style:style style:name="co32" style:family="table-column">
      <style:table-column-properties fo:break-before="auto" style:column-width="11.79pt"/>
    </style:style>
    <style:style style:name="co33" style:family="table-column">
      <style:table-column-properties fo:break-before="auto" style:column-width="99.81pt"/>
    </style:style>
    <style:style style:name="co34" style:family="table-column">
      <style:table-column-properties fo:break-before="auto" style:column-width="92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0000" style:text-position=""/>
    </style:style>
    <style:style style:name="ce3" style:family="table-cell" style:parent-style-name="Default">
      <style:table-cell-properties fo:background-color="#66ccff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style:text-position="" fo:font-size="8pt" fo:font-weight="bold" style:font-size-asian="8pt" style:font-weight-asian="bold" style:font-size-complex="8pt" style:font-weight-complex="bold"/>
    </style:style>
    <style:style style:name="ce6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fo:color="#800000"/>
    </style:style>
    <style:style style:name="ce10" style:family="table-cell" style:parent-style-name="Default">
      <style:table-cell-properties fo:background-color="#66cc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3333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cc00" style:text-align-source="fix" style:repeat-content="false"/>
      <style:paragraph-properties fo:text-align="start" fo:margin-left="0pt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ackground-color="#9999ff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"Metal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Country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 "Classical </text:p>
          </table:table-cell>
          <table:table-cell table:style-name="ce2" office:value-type="string" calcext:value-type="string">
            <text:p> 0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Jazz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Reggae </text:p>
          </table:table-cell>
          <table:table-cell office:value-type="string" calcext:value-type="string">
            <text:p> 3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Blues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Pop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Instrumental </text:p>
          </table:table-cell>
          <table:table-cell office:value-type="string" calcext:value-type="string">
            <text:p> 4"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 "Vocal </text:p>
          </table:table-cell>
          <table:table-cell table:style-name="ce2" office:value-type="string" calcext:value-type="string">
            <text:p> 0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Electronica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 "Techno </text:p>
          </table:table-cell>
          <table:table-cell table:style-name="ce2" office:value-type="string" calcext:value-type="string">
            <text:p> 0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Punk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 "Drum_n_Bass </text:p>
          </table:table-cell>
          <table:table-cell table:style-name="ce2" office:value-type="string" calcext:value-type="string">
            <text:p> 0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Indie </text:p>
          </table:table-cell>
          <table:table-cell office:value-type="string" calcext:value-type="string">
            <text:p> 4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Alternative </text:p>
          </table:table-cell>
          <table:table-cell office:value-type="string" calcext:value-type="string">
            <text:p> 4"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 "Dubstep </text:p>
          </table:table-cell>
          <table:table-cell table:style-name="ce2" office:value-type="string" calcext:value-type="string">
            <text:p> 0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Rock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Hip_Hop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Dance </text:p>
          </table:table-cell>
          <table:table-cell office:value-type="string" calcext:value-type="string">
            <text:p> 5"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 "rnb </text:p>
          </table:table-cell>
          <table:table-cell office:value-type="string" calcext:value-type="string">
            <text:p> 4"</text:p>
          </table:table-cell>
          <table:table-cell table:number-columns-repeated="21"/>
        </table:table-row>
      </table:table>
      <table:table table:name="Sheet2" table:style-name="ta1">
        <table:table-column table:style-name="co18" table:default-cell-style-name="ce3"/>
        <table:table-column table:style-name="co19" table:default-cell-style-name="ce4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16" table:default-cell-style-name="ce6"/>
        <table:table-column table:style-name="co23" table:default-cell-style-name="ce6"/>
        <table:table-column table:style-name="co24" table:default-cell-style-name="ce6"/>
        <table:table-column table:style-name="co25" table:default-cell-style-name="ce6"/>
        <table:table-column table:style-name="co26" table:default-cell-style-name="ce6"/>
        <table:table-column table:style-name="co27" table:default-cell-style-name="ce6"/>
        <table:table-column table:style-name="co28" table:default-cell-style-name="ce6"/>
        <table:table-column table:style-name="co20" table:default-cell-style-name="ce6"/>
        <table:table-column table:style-name="co29" table:default-cell-style-name="ce6"/>
        <table:table-column table:style-name="co30" table:default-cell-style-name="ce6"/>
        <table:table-column table:style-name="co27" table:default-cell-style-name="ce6"/>
        <table:table-column table:style-name="co28" table:default-cell-style-name="ce6"/>
        <table:table-column table:style-name="co31" table:default-cell-style-name="ce6"/>
        <table:table-row table:style-name="ro1">
          <table:table-cell table:style-name="Default"/>
          <table:table-cell office:value-type="string" calcext:value-type="string">
            <text:p>u</text:p>
          </table:table-cell>
          <table:table-cell table:style-name="ce5" office:value-type="string" calcext:value-type="string">
            <text:p>Metal </text:p>
          </table:table-cell>
          <table:table-cell table:style-name="ce5" office:value-type="string" calcext:value-type="string">
            <text:p> Country </text:p>
          </table:table-cell>
          <table:table-cell table:style-name="ce5" office:value-type="string" calcext:value-type="string">
            <text:p> Jazz </text:p>
          </table:table-cell>
          <table:table-cell table:style-name="ce5" office:value-type="string" calcext:value-type="string">
            <text:p> Reggae </text:p>
          </table:table-cell>
          <table:table-cell table:style-name="ce5" office:value-type="string" calcext:value-type="string">
            <text:p> Blues </text:p>
          </table:table-cell>
          <table:table-cell table:style-name="ce5" office:value-type="string" calcext:value-type="string">
            <text:p> Pop </text:p>
          </table:table-cell>
          <table:table-cell table:style-name="ce5" office:value-type="string" calcext:value-type="string">
            <text:p> Instrumental </text:p>
          </table:table-cell>
          <table:table-cell table:style-name="ce5" office:value-type="string" calcext:value-type="string">
            <text:p> Electronica </text:p>
          </table:table-cell>
          <table:table-cell table:style-name="ce5" office:value-type="string" calcext:value-type="string">
            <text:p> Techno </text:p>
          </table:table-cell>
          <table:table-cell table:style-name="ce5" office:value-type="string" calcext:value-type="string">
            <text:p> Punk </text:p>
          </table:table-cell>
          <table:table-cell table:style-name="ce5" office:value-type="string" calcext:value-type="string">
            <text:p> Indie </text:p>
          </table:table-cell>
          <table:table-cell table:style-name="ce5" office:value-type="string" calcext:value-type="string">
            <text:p> Alternative </text:p>
          </table:table-cell>
          <table:table-cell table:style-name="ce5" office:value-type="string" calcext:value-type="string">
            <text:p> Rock </text:p>
          </table:table-cell>
          <table:table-cell table:style-name="ce5" office:value-type="string" calcext:value-type="string">
            <text:p> Hip_Hop </text:p>
          </table:table-cell>
          <table:table-cell table:style-name="ce5" office:value-type="string" calcext:value-type="string">
            <text:p> Dance </text:p>
          </table:table-cell>
          <table:table-cell table:style-name="ce5" office:value-type="string" calcext:value-type="string">
            <text:p> rnb 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2..3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0..1</text:p>
          </table:table-cell>
          <table:table-cell table:number-columns-repeated="3" office:value-type="string" calcext:value-type="string">
            <text:p>0..0</text:p>
          </table:table-cell>
          <table:table-cell table:number-columns-repeated="2" office:value-type="string" calcext:value-type="string">
            <text:p>1..2</text:p>
          </table:table-cell>
          <table:table-cell office:value-type="string" calcext:value-type="string">
            <text:p>4..5</text:p>
          </table:table-cell>
          <table:table-cell table:number-columns-repeated="3" office:value-type="string" calcext:value-type="string">
            <text:p>0..0</text:p>
          </table:table-cell>
        </table:table-row>
        <table:table-row table:style-name="ro1">
          <table:table-cell office:value-type="string" calcext:value-type="string">
            <text:p>HipHop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.0</text:p>
          </table:table-cell>
          <table:table-cell table:number-columns-repeated="3" office:value-type="string" calcext:value-type="string">
            <text:p>0..1</text:p>
          </table:table-cell>
          <table:table-cell table:number-columns-repeated="2" office:value-type="string" calcext:value-type="string">
            <text:p>0..0</text:p>
          </table:table-cell>
          <table:table-cell office:value-type="string" calcext:value-type="string">
            <text:p>1..2</text:p>
          </table:table-cell>
          <table:table-cell table:number-columns-repeated="3" office:value-type="string" calcext:value-type="string">
            <text:p>0..0</text:p>
          </table:table-cell>
          <table:table-cell office:value-type="string" calcext:value-type="string">
            <text:p>0..1</text:p>
          </table:table-cell>
          <table:table-cell table:number-columns-repeated="2" office:value-type="string" calcext:value-type="string">
            <text:p>0..0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4..5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4..5</text:p>
          </table:table-cell>
          <table:table-cell table:number-columns-repeated="4" office:value-type="string" calcext:value-type="string">
            <text:p>0..0</text:p>
          </table:table-cell>
          <table:table-cell table:number-columns-repeated="3" office:value-type="string" calcext:value-type="string">
            <text:p>0..1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2..4</text:p>
          </table:table-cell>
          <table:table-cell office:value-type="string" calcext:value-type="string">
            <text:p>1..3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3..4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3..4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0..1</text:p>
          </table:table-cell>
          <table:table-cell table:number-columns-repeated="5" office:value-type="string" calcext:value-type="string">
            <text:p>0..0</text:p>
          </table:table-cell>
          <table:table-cell office:value-type="string" calcext:value-type="string">
            <text:p>1..3</text:p>
          </table:table-cell>
          <table:table-cell table:number-columns-repeated="3" office:value-type="string" calcext:value-type="string">
            <text:p>0..0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0..1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0..1</text:p>
          </table:table-cell>
          <table:table-cell table:number-columns-repeated="3" office:value-type="string" calcext:value-type="string">
            <text:p>0..0</text:p>
          </table:table-cell>
          <table:table-cell office:value-type="string" calcext:value-type="string">
            <text:p>1..2</text:p>
          </table:table-cell>
          <table:table-cell table:number-columns-repeated="2" office:value-type="string" calcext:value-type="string">
            <text:p>4..5</text:p>
          </table:table-cell>
          <table:table-cell office:value-type="string" calcext:value-type="string">
            <text:p>2..4</text:p>
          </table:table-cell>
          <table:table-cell table:number-columns-repeated="3" office:value-type="string" calcext:value-type="string">
            <text:p>0..0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.3</text:p>
          </table:table-cell>
          <table:table-cell table:number-columns-repeated="8" office:value-type="string" calcext:value-type="string">
            <text:p>0..0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1..2</text:p>
          </table:table-cell>
          <table:table-cell table:number-columns-repeated="3" office:value-type="string" calcext:value-type="string">
            <text:p>0..0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0..0</text:p>
          </table:table-cell>
          <table:table-cell office:value-type="string" calcext:value-type="string">
            <text:p>3..5</text:p>
          </table:table-cell>
          <table:table-cell table:number-columns-repeated="2" office:value-type="string" calcext:value-type="string">
            <text:p>2..3</text:p>
          </table:table-cell>
          <table:table-cell office:value-type="string" calcext:value-type="string">
            <text:p>1..3</text:p>
          </table:table-cell>
          <table:table-cell table:number-columns-repeated="5" office:value-type="string" calcext:value-type="string">
            <text:p>0..0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0..1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2..4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3..5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3..4</text:p>
          </table:table-cell>
          <table:table-cell table:number-columns-repeated="5" office:value-type="string" calcext:value-type="string">
            <text:p>0..0</text:p>
          </table:table-cell>
          <table:table-cell office:value-type="string" calcext:value-type="string">
            <text:p>2..3</text:p>
          </table:table-cell>
          <table:table-cell table:number-columns-repeated="3" office:value-type="string" calcext:value-type="string">
            <text:p>0..0</text:p>
          </table:table-cell>
        </table:table-row>
        <table:table-row table:style-name="ro1">
          <table:table-cell table:style-name="Default"/>
          <table:table-cell table:style-name="Default" table:formula="of:=SUM([.B2:.B9])" office:value-type="float" office:value="200" calcext:value-type="float">
            <text:p>200</text:p>
          </table:table-cell>
          <table:table-cell table:style-name="ce7" table:number-columns-repeated="16"/>
        </table:table-row>
      </table:table>
      <table:table table:name="Sheet3" table:style-name="ta1">
        <table:table-column table:style-name="co2" table:default-cell-style-name="Default"/>
        <table:table-column table:style-name="co2" table:default-cell-style-name="ce13"/>
        <table:table-column table:style-name="co2" table:number-columns-repeated="5" table:default-cell-style-name="Default"/>
        <table:table-column table:style-name="co2" table:default-cell-style-name="ce12"/>
        <table:table-column table:style-name="co32" table:default-cell-style-name="Default"/>
        <table:table-column table:style-name="co2" table:default-cell-style-name="Default"/>
        <table:table-column table:style-name="co33" table:default-cell-style-name="Default"/>
        <table:table-column table:style-name="co2" table:number-columns-repeated="6" table:default-cell-style-name="Default"/>
        <table:table-row table:style-name="ro1">
          <table:table-cell/>
          <table:table-cell office:value-type="string" calcext:value-type="string">
            <text:p>rock</text:p>
          </table:table-cell>
          <table:table-cell table:number-columns-repeated="7"/>
          <table:table-cell table:style-name="ce10" office:value-type="string" calcext:value-type="string">
            <text:p>Rock</text:p>
          </table:table-cell>
          <table:table-cell table:style-name="ce10" office:value-type="string" calcext:value-type="string">
            <text:p>HipHop</text:p>
          </table:table-cell>
          <table:table-cell table:style-name="ce10" office:value-type="string" calcext:value-type="string">
            <text:p>Pop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Indie</text:p>
          </table:table-cell>
          <table:table-cell table:style-name="ce10" office:value-type="string" calcext:value-type="string">
            <text:p>Punk</text:p>
          </table:table-cell>
          <table:table-cell table:style-name="ce10" office:value-type="string" calcext:value-type="string">
            <text:p>Dance</text:p>
          </table:table-cell>
          <table:table-cell table:style-name="ce10"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];[.B2];[.C2];[.D2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table:number-columns-repeated="3"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2..3),</text:p>
          </table:table-cell>
          <table:table-cell table:number-columns-repeated="2"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];[.B3];[.C3];[.D3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table:number-columns-repeated="3" office:value-type="string" calcext:value-type="string">
            <text:p>(0..1),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0..1),</text:p>
          </table:table-cell>
          <table:table-cell table:number-columns-repeated="2" office:value-type="string" calcext:value-type="string">
            <text:p>(0..0),</text:p>
          </table:table-cell>
          <table:table-cell office:value-type="string" calcext:value-type="string">
            <text:p>(2..4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];[.B4];[.C4];[.D4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3..4),</text:p>
          </table:table-cell>
          <table:table-cell table:number-columns-repeated="3" office:value-type="string" calcext:value-type="string">
            <text:p>(0..0),</text:p>
          </table:table-cell>
          <table:table-cell office:value-type="string" calcext:value-type="string">
            <text:p>(4..5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];[.B5];[.C5];[.D5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table:number-columns-repeated="3" office:value-type="string" calcext:value-type="string">
            <text:p>(0..1),</text:p>
          </table:table-cell>
          <table:table-cell table:number-columns-repeated="2" office:value-type="string" calcext:value-type="string">
            <text:p>(1..3),</text:p>
          </table:table-cell>
          <table:table-cell table:number-columns-repeated="2"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];[.B6];[.C6];[.D6])" office:value-type="string" office:string-value="(2..3)," calcext:value-type="string">
            <text:p>(2..3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 table:number-columns-repeated="2" office:value-type="string" calcext:value-type="string">
            <text:p>(0..0),</text:p>
          </table:table-cell>
          <table:table-cell office:value-type="string" calcext:value-type="string">
            <text:p>(3..4),</text:p>
          </table:table-cell>
          <table:table-cell table:number-columns-repeated="3" office:value-type="string" calcext:value-type="string">
            <text:p>(0..0),</text:p>
          </table:table-cell>
          <table:table-cell office:value-type="string" calcext:value-type="string">
            <text:p>(3..5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];[.B7];[.C7];[.D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(0..0),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3..5),</text:p>
          </table:table-cell>
          <table:table-cell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];[.B8];[.C8];[.D8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1..2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  <table:table-cell table:number-columns-repeated="2" office:value-type="string" calcext:value-type="string">
            <text:p>(0..0),</text:p>
          </table:table-cell>
          <table:table-cell office:value-type="string" calcext:value-type="string">
            <text:p>(2..3),</text:p>
          </table:table-cell>
          <table:table-cell office:value-type="string" calcext:value-type="string">
            <text:p>(3..4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5"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];[.B9];[.C9];[.D9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table:number-columns-repeated="6" office:value-type="string" calcext:value-type="string">
            <text:p>(0..0),</text:p>
          </table:table-cell>
          <table:table-cell office:value-type="string" calcext:value-type="string">
            <text:p>(2..3),</text:p>
          </table:table-cell>
          <table:table-cell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5"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];[.B10];[.C10];[.D1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table:number-columns-repeated="6" office:value-type="string" calcext:value-type="string">
            <text:p>(0..0),</text:p>
          </table:table-cell>
          <table:table-cell office:value-type="string" calcext:value-type="string">
            <text:p>(1..3),</text:p>
          </table:table-cell>
          <table:table-cell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5"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];[.B11];[.C11];[.D1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table:number-columns-repeated="4" office:value-type="string" calcext:value-type="string">
            <text:p>(0..0),</text:p>
          </table:table-cell>
          <table:table-cell office:value-type="string" calcext:value-type="string">
            <text:p>(1..2),</text:p>
          </table:table-cell>
          <table:table-cell office:value-type="string" calcext:value-type="string">
            <text:p>(4..5),</text:p>
          </table:table-cell>
          <table:table-cell table:number-columns-repeated="2"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];[.B12];[.C12];[.D12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table:number-columns-repeated="2" office:value-type="string" calcext:value-type="string">
            <text:p>(0..1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1..2),</text:p>
          </table:table-cell>
          <table:table-cell table:number-columns-repeated="2"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];[.B13];[.C13];[.D13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4..5),</text:p>
          </table:table-cell>
          <table:table-cell table:number-columns-repeated="3"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4];[.B14];[.C14];[.D14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1..3),</text:p>
          </table:table-cell>
          <table:table-cell office:value-type="string" calcext:value-type="string">
            <text:p>(2..4),</text:p>
          </table:table-cell>
          <table:table-cell office:value-type="string" calcext:value-type="string">
            <text:p>(1..2),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2..3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5"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5];[.B15];[.C15];[.D1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1..3),</text:p>
          </table:table-cell>
          <table:table-cell table:number-columns-repeated="5"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5"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6];[.B16];[.C16];[.D1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table:number-columns-repeated="2" office:value-type="string" calcext:value-type="string">
            <text:p>(0..0),</text:p>
          </table:table-cell>
          <table:table-cell office:value-type="string" calcext:value-type="string">
            <text:p>(2..4),</text:p>
          </table:table-cell>
          <table:table-cell table:number-columns-repeated="3" office:value-type="string" calcext:value-type="string">
            <text:p>(0..0),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ce15"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7];[.B17];[.C17];[.D1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 office:value-type="string" calcext:value-type="string">
            <text:p>(4..5),</text:p>
          </table:table-cell>
          <table:table-cell office:value-type="string" calcext:value-type="string">
            <text:p>(1..3),</text:p>
          </table:table-cell>
          <table:table-cell table:number-columns-repeated="3" office:value-type="string" calcext:value-type="string">
            <text:p>(0..0),</text:p>
          </table:table-cell>
          <table:table-cell office:value-type="string" calcext:value-type="string">
            <text:p>(0..1),</text:p>
          </table:table-cell>
          <table:table-cell office:value-type="string" calcext:value-type="string">
            <text:p>(0..0),</text:p>
          </table:table-cell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hip_hop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8];[.B18];[.C18];[.D18])" office:value-type="string" office:string-value="(hip_hop)," calcext:value-type="string">
            <text:p>(hip_hop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9];[.B19];[.C19];[.D19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0];[.B20];[.C20];[.D20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1];[.B21];[.C21];[.D21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2];[.B22];[.C22];[.D22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3];[.B23];[.C23];[.D2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4];[.B24];[.C24];[.D2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5];[.B25];[.C25];[.D25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6];[.B26];[.C26];[.D2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7];[.B27];[.C27];[.D2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8];[.B28];[.C28];[.D2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29];[.B29];[.C29];[.D29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0];[.B30];[.C30];[.D3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1];[.B31];[.C31];[.D3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2];[.B32];[.C32];[.D32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3];[.B33];[.C33];[.D3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4];[.B34];[.C34];[.D34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pop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5];[.B35];[.C35];[.D35])" office:value-type="string" office:string-value="(pop)," calcext:value-type="string">
            <text:p>(pop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6];[.B36];[.C36];[.D3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7];[.B37];[.C37];[.D37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8];[.B38];[.C38];[.D3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39];[.B39];[.C39];[.D39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0];[.B40];[.C40];[.D4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1];[.B41];[.C41];[.D41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2];[.B42];[.C42];[.D42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3];[.B43];[.C43];[.D4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4];[.B44];[.C44];[.D4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5];[.B45];[.C45];[.D4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6];[.B46];[.C46];[.D46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7];[.B47];[.C47];[.D47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8];[.B48];[.C48];[.D48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49];[.B49];[.C49];[.D49])" office:value-type="string" office:string-value="(1..3)," calcext:value-type="string">
            <text:p>(1..3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0];[.B50];[.C50];[.D50])" office:value-type="string" office:string-value="(2..4)," calcext:value-type="string">
            <text:p>(2..4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4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1];[.B51];[.C51];[.D51])" office:value-type="string" office:string-value="(1..3)," calcext:value-type="string">
            <text:p>(1..3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country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2];[.B52];[.C52];[.D52])" office:value-type="string" office:string-value="(country)," calcext:value-type="string">
            <text:p>(country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3];[.B53];[.C53];[.D5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4];[.B54];[.C54];[.D54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3..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5];[.B55];[.C55];[.D55])" office:value-type="string" office:string-value="(3..4)," calcext:value-type="string">
            <text:p>(3..4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4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6];[.B56];[.C56];[.D56])" office:value-type="string" office:string-value="(1..3)," calcext:value-type="string">
            <text:p>(1..3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3..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7];[.B57];[.C57];[.D57])" office:value-type="string" office:string-value="(3..4)," calcext:value-type="string">
            <text:p>(3..4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4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8];[.B58];[.C58];[.D5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59];[.B59];[.C59];[.D59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0];[.B60];[.C60];[.D6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1];[.B61];[.C61];[.D6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2];[.B62];[.C62];[.D62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3];[.B63];[.C63];[.D6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4];[.B64];[.C64];[.D6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5];[.B65];[.C65];[.D65])" office:value-type="string" office:string-value="(1..3)," calcext:value-type="string">
            <text:p>(1..3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6];[.B66];[.C66];[.D6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7];[.B67];[.C67];[.D6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8];[.B68];[.C68];[.D6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indie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69];[.B69];[.C69];[.D69])" office:value-type="string" office:string-value="(indie)," calcext:value-type="string">
            <text:p>(indie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0];[.B70];[.C70];[.D70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1];[.B71];[.C71];[.D71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2];[.B72];[.C72];[.D72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3];[.B73];[.C73];[.D73])" office:value-type="string" office:string-value="(1..3)," calcext:value-type="string">
            <text:p>(1..3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4];[.B74];[.C74];[.D7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5];[.B75];[.C75];[.D75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6];[.B76];[.C76];[.D7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7];[.B77];[.C77];[.D7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8];[.B78];[.C78];[.D7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79];[.B79];[.C79];[.D79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0];[.B80];[.C80];[.D80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1];[.B81];[.C81];[.D81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2];[.B82];[.C82];[.D82])" office:value-type="string" office:string-value="(2..4)," calcext:value-type="string">
            <text:p>(2..4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4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3];[.B83];[.C83];[.D8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4];[.B84];[.C84];[.D8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5];[.B85];[.C85];[.D8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punk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6];[.B86];[.C86];[.D86])" office:value-type="string" office:string-value="(punk)," calcext:value-type="string">
            <text:p>(punk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7];[.B87];[.C87];[.D87])" office:value-type="string" office:string-value="(2..3)," calcext:value-type="string">
            <text:p>(2..3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8];[.B88];[.C88];[.D8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89];[.B89];[.C89];[.D89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0];[.B90];[.C90];[.D9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1];[.B91];[.C91];[.D9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2];[.B92];[.C92];[.D92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3];[.B93];[.C93];[.D9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4];[.B94];[.C94];[.D9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5];[.B95];[.C95];[.D9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6];[.B96];[.C96];[.D96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7];[.B97];[.C97];[.D97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8];[.B98];[.C98];[.D9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2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99];[.B99];[.C99];[.D99])" office:value-type="string" office:string-value="(1..2)," calcext:value-type="string">
            <text:p>(1..2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0];[.B100];[.C100];[.D10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1];[.B101];[.C101];[.D10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2];[.B102];[.C102];[.D102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dance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3];[.B103];[.C103];[.D103])" office:value-type="string" office:string-value="(dance)," calcext:value-type="string">
            <text:p>(dance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4];[.B104];[.C104];[.D10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5];[.B105];[.C105];[.D10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6];[.B106];[.C106];[.D10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7];[.B107];[.C107];[.D10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8];[.B108];[.C108];[.D10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3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09];[.B109];[.C109];[.D109])" office:value-type="string" office:string-value="(3..5)," calcext:value-type="string">
            <text:p>(3..5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0];[.B110];[.C110];[.D110])" office:value-type="string" office:string-value="(2..3)," calcext:value-type="string">
            <text:p>(2..3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1];[.B111];[.C111];[.D111])" office:value-type="string" office:string-value="(2..3)," calcext:value-type="string">
            <text:p>(2..3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1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2];[.B112];[.C112];[.D112])" office:value-type="string" office:string-value="(1..3)," calcext:value-type="string">
            <text:p>(1..3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3];[.B113];[.C113];[.D113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4];[.B114];[.C114];[.D11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5];[.B115];[.C115];[.D11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6];[.B116];[.C116];[.D11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7];[.B117];[.C117];[.D117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8];[.B118];[.C118];[.D118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19];[.B119];[.C119];[.D119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table:style-name="Default" office:value-type="string" calcext:value-type="string">
            <text:p>jazz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0];[.B120];[.C120];[.D120])" office:value-type="string" office:string-value="(jazz)," calcext:value-type="string">
            <text:p>(jazz),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1];[.B121];[.C121];[.D12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2];[.B122];[.C122];[.D122])" office:value-type="string" office:string-value="(2..4)," calcext:value-type="string">
            <text:p>(2..4),</text:p>
          </table:table-cell>
          <table:table-cell table:number-columns-repeated="2"/>
          <table:table-cell office:value-type="string" calcext:value-type="string">
            <text:p>country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4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4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3];[.B123];[.C123];[.D123])" office:value-type="string" office:string-value="(4..5)," calcext:value-type="string">
            <text:p>(4..5),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1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4];[.B124];[.C124];[.D124])" office:value-type="string" office:string-value="(0..1)," calcext:value-type="string">
            <text:p>(0..1),</text:p>
          </table:table-cell>
          <table:table-cell table:number-columns-repeated="2"/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3..5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5];[.B125];[.C125];[.D125])" office:value-type="string" office:string-value="(3..5)," calcext:value-type="string">
            <text:p>(3..5),</text:p>
          </table:table-cell>
          <table:table-cell table:number-columns-repeated="2"/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5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6];[.B126];[.C126];[.D12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3..4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7];[.B127];[.C127];[.D127])" office:value-type="string" office:string-value="(3..4)," calcext:value-type="string">
            <text:p>(3..4),</text:p>
          </table:table-cell>
          <table:table-cell table:number-columns-repeated="2"/>
          <table:table-cell office:value-type="string" calcext:value-type="string">
            <text:p> instrumen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4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8];[.B128];[.C128];[.D128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electronica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29];[.B129];[.C129];[.D129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techno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0];[.B130];[.C130];[.D130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pun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1];[.B131];[.C131];[.D131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indi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2];[.B132];[.C132];[.D132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alternativ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2..3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3];[.B133];[.C133];[.D133])" office:value-type="string" office:string-value="(2..3)," calcext:value-type="string">
            <text:p>(2..3),</text:p>
          </table:table-cell>
          <table:table-cell table:number-columns-repeated="2"/>
          <table:table-cell office:value-type="string" calcext:value-type="string">
            <text:p> rock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4];[.B134];[.C134];[.D134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hip_hop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5];[.B135];[.C135];[.D135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dance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</text:p>
          </table:table-cell>
          <table:table-cell office:value-type="string" calcext:value-type="string">
            <text:p>0..0</text:p>
          </table:table-cell>
          <table:table-cell office:value-type="string" calcext:value-type="string">
            <text:p>)</text:p>
          </table:table-cell>
          <table:table-cell office:value-type="string" calcext:value-type="string">
            <text:p>,</text:p>
          </table:table-cell>
          <table:table-cell table:formula="of:=CONCATENATE([.A136];[.B136];[.C136];[.D136])" office:value-type="string" office:string-value="(0..0)," calcext:value-type="string">
            <text:p>(0..0),</text:p>
          </table:table-cell>
          <table:table-cell table:number-columns-repeated="2"/>
          <table:table-cell office:value-type="string" calcext:value-type="string">
            <text:p> rnb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 table:number-columns-repeated="7"/>
        </table:table-row>
      </table:table>
      <table:table table:name="Sheet4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1];[.B1];[.C1])" office:value-type="string" office:string-value="metal :(1..2)," calcext:value-type="string">
            <text:p>metal :(1..2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2];[.B2];[.C2])" office:value-type="string" office:string-value="country:(0..1)," calcext:value-type="string">
            <text:p>country:(0..1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3];[.B3];[.C3])" office:value-type="string" office:string-value="jazz:(1..2)," calcext:value-type="string">
            <text:p>jazz:(1..2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4];[.B4];[.C4])" office:value-type="string" office:string-value="reggae:(0..1)," calcext:value-type="string">
            <text:p>reggae:(0..1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/>
          <table:table-cell table:formula="of:=CONCATENATE([.A5];[.B5];[.C5])" office:value-type="string" office:string-value="blues :(2..3)," calcext:value-type="string">
            <text:p>blues :(2..3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];[.B6];[.C6])" office:value-type="string" office:string-value="pop:(0..0)," calcext:value-type="string">
            <text:p>pop:(0..0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7];[.B7];[.C7])" office:value-type="string" office:string-value="instrumental:(0..1)," calcext:value-type="string">
            <text:p>instrumental:(0..1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8];[.B8];[.C8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];[.B9];[.C9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];[.B10];[.C10])" office:value-type="string" office:string-value="punk:(0..0)," calcext:value-type="string">
            <text:p>punk:(0..0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11];[.B11];[.C11])" office:value-type="string" office:string-value="indie:(1..2)," calcext:value-type="string">
            <text:p>indie:(1..2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12];[.B12];[.C12])" office:value-type="string" office:string-value="alternative:(1..2)," calcext:value-type="string">
            <text:p>alternative:(1..2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13];[.B13];[.C13])" office:value-type="string" office:string-value="rock:(4..5)," calcext:value-type="string">
            <text:p>rock:(4..5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4];[.B14];[.C14])" office:value-type="string" office:string-value="hip_hop:(0..0)," calcext:value-type="string">
            <text:p>hip_hop:(0..0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5];[.B15];[.C15])" office:value-type="string" office:string-value="dance:(0..0)," calcext:value-type="string">
            <text:p>dance:(0..0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/>
          <table:table-cell table:formula="of:=CONCATENATE([.A16];[.B16];[.C16])" office:value-type="string" office:string-value="rnb:(0..0)" calcext:value-type="string">
            <text:p>rnb:(0..0)</text:p>
          </table:table-cell>
        </table:table-row>
        <table:table-row table:style-name="ro1">
          <table:table-cell table:number-columns-repeated="4"/>
          <table:table-cell table:formula="of:=CONCATENATE([.A17];[.B17];[.C17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8];[.B18];[.C18])" office:value-type="string" office:string-value="metal :(0..0)," calcext:value-type="string">
            <text:p>metal :(0..0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19];[.B19];[.C19])" office:value-type="string" office:string-value="country:(0..1)," calcext:value-type="string">
            <text:p>country:(0..1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20];[.B20];[.C20])" office:value-type="string" office:string-value="jazz:(0..1)," calcext:value-type="string">
            <text:p>jazz:(0..1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21];[.B21];[.C21])" office:value-type="string" office:string-value="reggae:(0..1)," calcext:value-type="string">
            <text:p>reggae:(0..1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22];[.B22];[.C22])" office:value-type="string" office:string-value="blues :(0..0)," calcext:value-type="string">
            <text:p>blues :(0..0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23];[.B23];[.C23])" office:value-type="string" office:string-value="pop:(0..0)," calcext:value-type="string">
            <text:p>pop:(0..0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24];[.B24];[.C24])" office:value-type="string" office:string-value="instrumental:(1..2)," calcext:value-type="string">
            <text:p>instrumental:(1..2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25];[.B25];[.C25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26];[.B26];[.C26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27];[.B27];[.C27])" office:value-type="string" office:string-value="punk:(0..0)," calcext:value-type="string">
            <text:p>punk:(0..0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28];[.B28];[.C28])" office:value-type="string" office:string-value="indie:(0..1)," calcext:value-type="string">
            <text:p>indie:(0..1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29];[.B29];[.C29])" office:value-type="string" office:string-value="alternative:(0..0)," calcext:value-type="string">
            <text:p>alternative:(0..0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30];[.B30];[.C30])" office:value-type="string" office:string-value="rock:(0..0)," calcext:value-type="string">
            <text:p>rock:(0..0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31];[.B31];[.C31])" office:value-type="string" office:string-value="hip_hop:(4..5)," calcext:value-type="string">
            <text:p>hip_hop:(4..5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32];[.B32];[.C32])" office:value-type="string" office:string-value="dance:(0..0)," calcext:value-type="string">
            <text:p>dance:(0..0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</text:p>
          </table:table-cell>
          <table:table-cell/>
          <table:table-cell table:formula="of:=CONCATENATE([.A33];[.B33];[.C33])" office:value-type="string" office:string-value="rnb:(4..5)" calcext:value-type="string">
            <text:p>rnb:(4..5)</text:p>
          </table:table-cell>
        </table:table-row>
        <table:table-row table:style-name="ro1">
          <table:table-cell table:number-columns-repeated="4"/>
          <table:table-cell table:formula="of:=CONCATENATE([.A34];[.B34];[.C34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35];[.B35];[.C35])" office:value-type="string" office:string-value="metal :(0..0)," calcext:value-type="string">
            <text:p>metal :(0..0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36];[.B36];[.C36])" office:value-type="string" office:string-value="country:(0..1)," calcext:value-type="string">
            <text:p>country:(0..1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37];[.B37];[.C37])" office:value-type="string" office:string-value="jazz:(0..0)," calcext:value-type="string">
            <text:p>jazz:(0..0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38];[.B38];[.C38])" office:value-type="string" office:string-value="reggae:(0..1)," calcext:value-type="string">
            <text:p>reggae:(0..1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39];[.B39];[.C39])" office:value-type="string" office:string-value="blues :(0..0)," calcext:value-type="string">
            <text:p>blues :(0..0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40];[.B40];[.C40])" office:value-type="string" office:string-value="pop:(4..5)," calcext:value-type="string">
            <text:p>pop:(4..5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41];[.B41];[.C41])" office:value-type="string" office:string-value="instrumental:(0..0)," calcext:value-type="string">
            <text:p>instrumental:(0..0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42];[.B42];[.C42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43];[.B43];[.C43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44];[.B44];[.C44])" office:value-type="string" office:string-value="punk:(0..0)," calcext:value-type="string">
            <text:p>punk:(0..0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45];[.B45];[.C45])" office:value-type="string" office:string-value="indie:(0..1)," calcext:value-type="string">
            <text:p>indie:(0..1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46];[.B46];[.C46])" office:value-type="string" office:string-value="alternative:(0..1)," calcext:value-type="string">
            <text:p>alternative:(0..1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47];[.B47];[.C47])" office:value-type="string" office:string-value="rock:(0..1)," calcext:value-type="string">
            <text:p>rock:(0..1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/>
          <table:table-cell table:formula="of:=CONCATENATE([.A48];[.B48];[.C48])" office:value-type="string" office:string-value="hip_hop:(1..3)," calcext:value-type="string">
            <text:p>hip_hop:(1..3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4),</text:p>
          </table:table-cell>
          <table:table-cell/>
          <table:table-cell table:formula="of:=CONCATENATE([.A49];[.B49];[.C49])" office:value-type="string" office:string-value="dance:(2..4)," calcext:value-type="string">
            <text:p>dance:(2..4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</text:p>
          </table:table-cell>
          <table:table-cell/>
          <table:table-cell table:formula="of:=CONCATENATE([.A50];[.B50];[.C50])" office:value-type="string" office:string-value="rnb:(1..3)" calcext:value-type="string">
            <text:p>rnb:(1..3)</text:p>
          </table:table-cell>
        </table:table-row>
        <table:table-row table:style-name="ro1">
          <table:table-cell table:number-columns-repeated="4"/>
          <table:table-cell table:formula="of:=CONCATENATE([.A51];[.B51];[.C51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52];[.B52];[.C52])" office:value-type="string" office:string-value="metal :(0..0)," calcext:value-type="string">
            <text:p>metal :(0..0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53];[.B53];[.C53])" office:value-type="string" office:string-value="country:(4..5)," calcext:value-type="string">
            <text:p>country:(4..5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4),</text:p>
          </table:table-cell>
          <table:table-cell/>
          <table:table-cell table:formula="of:=CONCATENATE([.A54];[.B54];[.C54])" office:value-type="string" office:string-value="jazz:(3..4)," calcext:value-type="string">
            <text:p>jazz:(3..4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/>
          <table:table-cell table:formula="of:=CONCATENATE([.A55];[.B55];[.C55])" office:value-type="string" office:string-value="reggae:(1..3)," calcext:value-type="string">
            <text:p>reggae:(1..3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4),</text:p>
          </table:table-cell>
          <table:table-cell/>
          <table:table-cell table:formula="of:=CONCATENATE([.A56];[.B56];[.C56])" office:value-type="string" office:string-value="blues :(3..4)," calcext:value-type="string">
            <text:p>blues :(3..4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57];[.B57];[.C57])" office:value-type="string" office:string-value="pop:(0..0)," calcext:value-type="string">
            <text:p>pop:(0..0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58];[.B58];[.C58])" office:value-type="string" office:string-value="instrumental:(0..1)," calcext:value-type="string">
            <text:p>instrumental:(0..1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59];[.B59];[.C59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0];[.B60];[.C60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1];[.B61];[.C61])" office:value-type="string" office:string-value="punk:(0..0)," calcext:value-type="string">
            <text:p>punk:(0..0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2];[.B62];[.C62])" office:value-type="string" office:string-value="indie:(0..0)," calcext:value-type="string">
            <text:p>indie:(0..0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3];[.B63];[.C63])" office:value-type="string" office:string-value="alternative:(0..0)," calcext:value-type="string">
            <text:p>alternative:(0..0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/>
          <table:table-cell table:formula="of:=CONCATENATE([.A64];[.B64];[.C64])" office:value-type="string" office:string-value="rock:(1..3)," calcext:value-type="string">
            <text:p>rock:(1..3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5];[.B65];[.C65])" office:value-type="string" office:string-value="hip_hop:(0..0)," calcext:value-type="string">
            <text:p>hip_hop:(0..0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66];[.B66];[.C66])" office:value-type="string" office:string-value="dance:(0..0)," calcext:value-type="string">
            <text:p>dance:(0..0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/>
          <table:table-cell table:formula="of:=CONCATENATE([.A67];[.B67];[.C67])" office:value-type="string" office:string-value="rnb:(0..0)" calcext:value-type="string">
            <text:p>rnb:(0..0)</text:p>
          </table:table-cell>
        </table:table-row>
        <table:table-row table:style-name="ro1">
          <table:table-cell table:number-columns-repeated="4"/>
          <table:table-cell table:formula="of:=CONCATENATE([.A68];[.B68];[.C68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69];[.B69];[.C69])" office:value-type="string" office:string-value="metal :(0..1)," calcext:value-type="string">
            <text:p>metal :(0..1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70];[.B70];[.C70])" office:value-type="string" office:string-value="country:(0..1)," calcext:value-type="string">
            <text:p>country:(0..1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71];[.B71];[.C71])" office:value-type="string" office:string-value="jazz:(0..0)," calcext:value-type="string">
            <text:p>jazz:(0..0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/>
          <table:table-cell table:formula="of:=CONCATENATE([.A72];[.B72];[.C72])" office:value-type="string" office:string-value="reggae:(1..3)," calcext:value-type="string">
            <text:p>reggae:(1..3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73];[.B73];[.C73])" office:value-type="string" office:string-value="blues :(0..0)," calcext:value-type="string">
            <text:p>blues :(0..0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74];[.B74];[.C74])" office:value-type="string" office:string-value="pop:(0..1)," calcext:value-type="string">
            <text:p>pop:(0..1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75];[.B75];[.C75])" office:value-type="string" office:string-value="instrumental:(0..0)," calcext:value-type="string">
            <text:p>instrumental:(0..0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76];[.B76];[.C76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77];[.B77];[.C77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78];[.B78];[.C78])" office:value-type="string" office:string-value="punk:(1..2)," calcext:value-type="string">
            <text:p>punk:(1..2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79];[.B79];[.C79])" office:value-type="string" office:string-value="indie:(4..5)," calcext:value-type="string">
            <text:p>indie:(4..5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80];[.B80];[.C80])" office:value-type="string" office:string-value="alternative:(4..5)," calcext:value-type="string">
            <text:p>alternative:(4..5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4),</text:p>
          </table:table-cell>
          <table:table-cell/>
          <table:table-cell table:formula="of:=CONCATENATE([.A81];[.B81];[.C81])" office:value-type="string" office:string-value="rock:(2..4)," calcext:value-type="string">
            <text:p>rock:(2..4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82];[.B82];[.C82])" office:value-type="string" office:string-value="hip_hop:(0..0)," calcext:value-type="string">
            <text:p>hip_hop:(0..0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83];[.B83];[.C83])" office:value-type="string" office:string-value="dance:(0..0)," calcext:value-type="string">
            <text:p>dance:(0..0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/>
          <table:table-cell table:formula="of:=CONCATENATE([.A84];[.B84];[.C84])" office:value-type="string" office:string-value="rnb:(0..0)" calcext:value-type="string">
            <text:p>rnb:(0..0)</text:p>
          </table:table-cell>
        </table:table-row>
        <table:table-row table:style-name="ro1">
          <table:table-cell table:number-columns-repeated="4"/>
          <table:table-cell table:formula="of:=CONCATENATE([.A85];[.B85];[.C85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/>
          <table:table-cell table:formula="of:=CONCATENATE([.A86];[.B86];[.C86])" office:value-type="string" office:string-value="metal :(2..3)," calcext:value-type="string">
            <text:p>metal :(2..3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87];[.B87];[.C87])" office:value-type="string" office:string-value="country:(0..0)," calcext:value-type="string">
            <text:p>country:(0..0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88];[.B88];[.C88])" office:value-type="string" office:string-value="jazz:(0..0)," calcext:value-type="string">
            <text:p>jazz:(0..0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89];[.B89];[.C89])" office:value-type="string" office:string-value="reggae:(0..0)," calcext:value-type="string">
            <text:p>reggae:(0..0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0];[.B90];[.C90])" office:value-type="string" office:string-value="blues :(0..0)," calcext:value-type="string">
            <text:p>blues :(0..0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1];[.B91];[.C91])" office:value-type="string" office:string-value="pop:(0..0)," calcext:value-type="string">
            <text:p>pop:(0..0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2];[.B92];[.C92])" office:value-type="string" office:string-value="instrumental:(0..0)," calcext:value-type="string">
            <text:p>instrumental:(0..0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3];[.B93];[.C93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4];[.B94];[.C94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95];[.B95];[.C95])" office:value-type="string" office:string-value="punk:(4..5)," calcext:value-type="string">
            <text:p>punk:(4..5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96];[.B96];[.C96])" office:value-type="string" office:string-value="indie:(1..2)," calcext:value-type="string">
            <text:p>indie:(1..2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7];[.B97];[.C97])" office:value-type="string" office:string-value="alternative:(0..0)," calcext:value-type="string">
            <text:p>alternative:(0..0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2),</text:p>
          </table:table-cell>
          <table:table-cell/>
          <table:table-cell table:formula="of:=CONCATENATE([.A98];[.B98];[.C98])" office:value-type="string" office:string-value="rock:(1..2)," calcext:value-type="string">
            <text:p>rock:(1..2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99];[.B99];[.C99])" office:value-type="string" office:string-value="hip_hop:(0..0)," calcext:value-type="string">
            <text:p>hip_hop:(0..0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0];[.B100];[.C100])" office:value-type="string" office:string-value="dance:(0..0)," calcext:value-type="string">
            <text:p>dance:(0..0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/>
          <table:table-cell table:formula="of:=CONCATENATE([.A101];[.B101];[.C101])" office:value-type="string" office:string-value="rnb:(0..0)" calcext:value-type="string">
            <text:p>rnb:(0..0)</text:p>
          </table:table-cell>
        </table:table-row>
        <table:table-row table:style-name="ro1">
          <table:table-cell table:number-columns-repeated="4"/>
          <table:table-cell table:formula="of:=CONCATENATE([.A102];[.B102];[.C102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3];[.B103];[.C103])" office:value-type="string" office:string-value="metal :(0..0)," calcext:value-type="string">
            <text:p>metal :(0..0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4];[.B104];[.C104])" office:value-type="string" office:string-value="country:(0..0)," calcext:value-type="string">
            <text:p>country:(0..0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5];[.B105];[.C105])" office:value-type="string" office:string-value="jazz:(0..0)," calcext:value-type="string">
            <text:p>jazz:(0..0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6];[.B106];[.C106])" office:value-type="string" office:string-value="reggae:(0..0)," calcext:value-type="string">
            <text:p>reggae:(0..0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07];[.B107];[.C107])" office:value-type="string" office:string-value="blues :(0..0)," calcext:value-type="string">
            <text:p>blues :(0..0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5),</text:p>
          </table:table-cell>
          <table:table-cell/>
          <table:table-cell table:formula="of:=CONCATENATE([.A108];[.B108];[.C108])" office:value-type="string" office:string-value="pop:(3..5)," calcext:value-type="string">
            <text:p>pop:(3..5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/>
          <table:table-cell table:formula="of:=CONCATENATE([.A109];[.B109];[.C109])" office:value-type="string" office:string-value="instrumental:(2..3)," calcext:value-type="string">
            <text:p>instrumental:(2..3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/>
          <table:table-cell table:formula="of:=CONCATENATE([.A110];[.B110];[.C110])" office:value-type="string" office:string-value="electronica:(2..3)," calcext:value-type="string">
            <text:p>electronica:(2..3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1..3),</text:p>
          </table:table-cell>
          <table:table-cell/>
          <table:table-cell table:formula="of:=CONCATENATE([.A111];[.B111];[.C111])" office:value-type="string" office:string-value="techno:(1..3)," calcext:value-type="string">
            <text:p>techno:(1..3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12];[.B112];[.C112])" office:value-type="string" office:string-value="punk:(0..0)," calcext:value-type="string">
            <text:p>punk:(0..0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13];[.B113];[.C113])" office:value-type="string" office:string-value="indie:(0..0)," calcext:value-type="string">
            <text:p>indie:(0..0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14];[.B114];[.C114])" office:value-type="string" office:string-value="alternative:(0..0)," calcext:value-type="string">
            <text:p>alternative:(0..0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15];[.B115];[.C115])" office:value-type="string" office:string-value="rock:(0..0)," calcext:value-type="string">
            <text:p>rock:(0..0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16];[.B116];[.C116])" office:value-type="string" office:string-value="hip_hop:(0..0)," calcext:value-type="string">
            <text:p>hip_hop:(0..0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117];[.B117];[.C117])" office:value-type="string" office:string-value="dance:(4..5)," calcext:value-type="string">
            <text:p>dance:(4..5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</text:p>
          </table:table-cell>
          <table:table-cell/>
          <table:table-cell table:formula="of:=CONCATENATE([.A118];[.B118];[.C118])" office:value-type="string" office:string-value="rnb:(0..1)" calcext:value-type="string">
            <text:p>rnb:(0..1)</text:p>
          </table:table-cell>
        </table:table-row>
        <table:table-row table:style-name="ro1">
          <table:table-cell table:number-columns-repeated="4"/>
          <table:table-cell table:formula="of:=CONCATENATE([.A119];[.B119];[.C119])">
            <text:p/>
          </table:table-cell>
        </table:table-row>
        <table:table-row table:style-name="ro1">
          <table:table-cell office:value-type="string" calcext:value-type="string">
            <text:p>metal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20];[.B120];[.C120])" office:value-type="string" office:string-value="metal :(0..0)," calcext:value-type="string">
            <text:p>metal :(0..0),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4),</text:p>
          </table:table-cell>
          <table:table-cell/>
          <table:table-cell table:formula="of:=CONCATENATE([.A121];[.B121];[.C121])" office:value-type="string" office:string-value="country:(2..4)," calcext:value-type="string">
            <text:p>country:(2..4),</text:p>
          </table:table-cell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4..5),</text:p>
          </table:table-cell>
          <table:table-cell/>
          <table:table-cell table:formula="of:=CONCATENATE([.A122];[.B122];[.C122])" office:value-type="string" office:string-value="jazz:(4..5)," calcext:value-type="string">
            <text:p>jazz:(4..5),</text:p>
          </table:table-cell>
        </table:table-row>
        <table:table-row table:style-name="ro1">
          <table:table-cell office:value-type="string" calcext:value-type="string">
            <text:p>regga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1),</text:p>
          </table:table-cell>
          <table:table-cell/>
          <table:table-cell table:formula="of:=CONCATENATE([.A123];[.B123];[.C123])" office:value-type="string" office:string-value="reggae:(0..1)," calcext:value-type="string">
            <text:p>reggae:(0..1),</text:p>
          </table:table-cell>
        </table:table-row>
        <table:table-row table:style-name="ro1">
          <table:table-cell office:value-type="string" calcext:value-type="string">
            <text:p>blues 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5),</text:p>
          </table:table-cell>
          <table:table-cell/>
          <table:table-cell table:formula="of:=CONCATENATE([.A124];[.B124];[.C124])" office:value-type="string" office:string-value="blues :(3..5)," calcext:value-type="string">
            <text:p>blues :(3..5),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25];[.B125];[.C125])" office:value-type="string" office:string-value="pop:(0..0)," calcext:value-type="string">
            <text:p>pop:(0..0),</text:p>
          </table:table-cell>
        </table:table-row>
        <table:table-row table:style-name="ro1">
          <table:table-cell office:value-type="string" calcext:value-type="string">
            <text:p>instrumental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3..4),</text:p>
          </table:table-cell>
          <table:table-cell/>
          <table:table-cell table:formula="of:=CONCATENATE([.A126];[.B126];[.C126])" office:value-type="string" office:string-value="instrumental:(3..4)," calcext:value-type="string">
            <text:p>instrumental:(3..4),</text:p>
          </table:table-cell>
        </table:table-row>
        <table:table-row table:style-name="ro1">
          <table:table-cell office:value-type="string" calcext:value-type="string">
            <text:p>electronica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27];[.B127];[.C127])" office:value-type="string" office:string-value="electronica:(0..0)," calcext:value-type="string">
            <text:p>electronica:(0..0),</text:p>
          </table:table-cell>
        </table:table-row>
        <table:table-row table:style-name="ro1">
          <table:table-cell office:value-type="string" calcext:value-type="string">
            <text:p>techno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28];[.B128];[.C128])" office:value-type="string" office:string-value="techno:(0..0)," calcext:value-type="string">
            <text:p>techno:(0..0),</text:p>
          </table:table-cell>
        </table:table-row>
        <table:table-row table:style-name="ro1">
          <table:table-cell office:value-type="string" calcext:value-type="string">
            <text:p>pun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29];[.B129];[.C129])" office:value-type="string" office:string-value="punk:(0..0)," calcext:value-type="string">
            <text:p>punk:(0..0),</text:p>
          </table:table-cell>
        </table:table-row>
        <table:table-row table:style-name="ro1">
          <table:table-cell office:value-type="string" calcext:value-type="string">
            <text:p>indi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30];[.B130];[.C130])" office:value-type="string" office:string-value="indie:(0..0)," calcext:value-type="string">
            <text:p>indie:(0..0),</text:p>
          </table:table-cell>
        </table:table-row>
        <table:table-row table:style-name="ro1">
          <table:table-cell office:value-type="string" calcext:value-type="string">
            <text:p>alternativ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31];[.B131];[.C131])" office:value-type="string" office:string-value="alternative:(0..0)," calcext:value-type="string">
            <text:p>alternative:(0..0),</text:p>
          </table:table-cell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2..3),</text:p>
          </table:table-cell>
          <table:table-cell/>
          <table:table-cell table:formula="of:=CONCATENATE([.A132];[.B132];[.C132])" office:value-type="string" office:string-value="rock:(2..3)," calcext:value-type="string">
            <text:p>rock:(2..3),</text:p>
          </table:table-cell>
        </table:table-row>
        <table:table-row table:style-name="ro1">
          <table:table-cell office:value-type="string" calcext:value-type="string">
            <text:p>hip_hop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33];[.B133];[.C133])" office:value-type="string" office:string-value="hip_hop:(0..0)," calcext:value-type="string">
            <text:p>hip_hop:(0..0),</text:p>
          </table:table-cell>
        </table:table-row>
        <table:table-row table:style-name="ro1">
          <table:table-cell office:value-type="string" calcext:value-type="string">
            <text:p>dance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,</text:p>
          </table:table-cell>
          <table:table-cell/>
          <table:table-cell table:formula="of:=CONCATENATE([.A134];[.B134];[.C134])" office:value-type="string" office:string-value="dance:(0..0)," calcext:value-type="string">
            <text:p>dance:(0..0),</text:p>
          </table:table-cell>
        </table:table-row>
        <table:table-row table:style-name="ro1">
          <table:table-cell office:value-type="string" calcext:value-type="string">
            <text:p>rnb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(0..0)</text:p>
          </table:table-cell>
          <table:table-cell/>
          <table:table-cell table:formula="of:=CONCATENATE([.A135];[.B135];[.C135])" office:value-type="string" office:string-value="rnb:(0..0)" calcext:value-type="string">
            <text:p>rnb:(0..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30">00/00/0000</text:date>, <text:time style:data-style-name="N2" text:time-value="01:01:34.575240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8T22:04:09.268096681</meta:creation-date>
    <dc:date>2017-11-30T01:11:37.917893879</dc:date>
    <meta:editing-duration>PT3H16M33S</meta:editing-duration>
    <meta:editing-cycles>8</meta:editing-cycles>
    <meta:generator>LibreOffice/5.1.6.2$Linux_X86_64 LibreOffice_project/10m0$Build-2</meta:generator>
    <meta:document-statistic meta:table-count="4" meta:cell-count="1901" meta:object-count="0"/>
  </office:meta>
</office:document-meta>
</file>